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1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Evaluation Only. Created with Aspose.Words. Copyright 2003-2022 Aspose Pty Ltd.</text:p>
      <text:p text:style-name="Normal"><draw:frame draw:z-index="251659264" draw:id="id0" draw:style-name="a1" draw:name="Text Box 2" text:anchor-type="paragraph" svg:x="0.05208in" svg:y="0.32569in" svg:width="6.05139in" svg:height="1.65625in" style:rel-width="scale" style:rel-height="scale"><draw:text-box><text:h text:style-name="Heading1" text:outline-level="1">This is a test document, this section is exempt from protections</text:h><text:p text:style-name="Normal">[[FIELD_1]]</text:p><text:p text:style-name="Normal"/></draw:text-box><svg:title/><svg:desc/></draw:frame></text:p>
      <text:p text:style-name="Normal"/>
      <text:p text:style-name="Normal"/>
      <text:p text:style-name="Normal">This section is protected</text:p>
      <text:p text:style-name="Normal"/>
      <text:p text:style-name="Normal">This section is a tracked change<office:annotation><dc:creator>Daniel Roy</dc:creator><meta:creator-initials>Daniel Ro</meta:creator-initials><text:p text:style-name="Normal">This section has a comment</text:p></office:annotation>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paragraph-properties fo:margin-bottom="0.1111in"/>
      <style:text-properties fo:hyphenate="false"/>
    </style:style>
    <style:style style:name="DefaultParagraphFont" style:display-name="Default Paragraph Font" style:family="text"/>
    <style:style style:name="NoList1" style:display-name="No List1" style:family="paragraph">
      <style:paragraph-properties fo:margin-bottom="0.1111in"/>
      <style:text-properties fo:hyphenate="false"/>
    </style:style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>
      <style:paragraph-properties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Revision" style:display-name="Revision" style:family="paragraph">
      <style:paragraph-properties fo:line-height="100%"/>
      <style:text-properties fo:hyphenate="false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family="graphic" style:name="a0" style:parent-style-name="Graphics">
      <style:graphic-properties fo:border="0.01042in none" fo:background-color="transparent" style:wrap="run-through" style:run-through="background" style:horizontal-rel="paragraph" style:vertical-rel="page-content" style:horizontal-pos="center" style:vertical-pos="middle" draw:luminance="70%" draw:contrast="-70%"/>
    </style:style>
  </office:automatic-styles>
  <office:master-styles>
    <style:master-page style:name="MP0" style:page-layout-name="PL0">
      <style:header>
        <text:p text:style-name="Normal"><draw:frame draw:z-index="251659264" draw:style-name="a0" draw:name="Picture 1" text:anchor-type="paragraph" svg:x="0in" svg:y="0in" svg:width="6.26811in" svg:height="3.40669in" style:rel-width="scale" style:rel-height="scale"><draw:image xlink:href="media/image1.png" xlink:type="simple" xlink:show="embed" xlink:actuate="onLoad"/><svg:title/><svg:desc/></draw:frame></text:p>
      </style:header>
      <style:footer>
        <text:p text:style-name="Normal">Created with an evaluation copy of Aspose.Words. To discover the full versions of our APIs please visit: https://products.aspose.com/words/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meta:initial-creator>Daniel Roy</meta:initial-creator>
    <dc:creator>Anil Banarsee</dc:creator>
    <meta:creation-date>2024-06-10T07:39:00Z</meta:creation-date>
    <dc:date>2024-06-10T08:53:00Z</dc:date>
    <meta:template xlink:href="Normal.dotm" xlink:type="simple"/>
    <meta:editing-cycles>9</meta:editing-cycles>
    <meta:editing-duration>PT3240S</meta:editing-duration>
    <meta:document-statistic meta:page-count="1" meta:paragraph-count="1" meta:word-count="22" meta:character-count="148" meta:row-count="1" meta:non-whitespace-character-count="127"/>
  </office:meta>
</office:document-meta>
</file>